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  <style:text-properties fo:color="#663333"/>
    </style:style>
    <style:style style:name="P4" style:family="paragraph" style:parent-style-name="List_20_Paragraph" style:master-page-name="">
      <style:paragraph-properties fo:margin-left="0.5102in" fo:margin-right="0in" fo:line-height="100%" fo:orphans="0" fo:widows="0" fo:text-indent="0in" style:auto-text-indent="false" style:page-number="auto" style:writing-mode="lr-tb"/>
      <style:text-properties fo:color="#663333"/>
    </style:style>
    <style:style style:name="P5" style:family="paragraph" style:parent-style-name="List_20_Paragraph" style:master-page-name="">
      <style:paragraph-properties fo:margin-left="0.5102in" fo:margin-right="0in" fo:line-height="100%" fo:orphans="0" fo:widows="0" fo:text-indent="0in" style:auto-text-indent="false" style:page-number="auto" style:writing-mode="lr-tb"/>
    </style:style>
    <style:style style:name="P6" style:family="paragraph" style:parent-style-name="Standard" style:master-page-name="">
      <style:paragraph-properties fo:margin-left="0.5102in" fo:margin-right="0in" fo:line-height="100%" fo:orphans="0" fo:widows="0" fo:text-indent="0in" style:auto-text-indent="false" style:page-number="auto" style:writing-mode="lr-tb"/>
      <style:text-properties fo:color="#663333" style:font-name="Calibri" fo:font-size="10pt" style:font-size-asian="10pt" style:font-name-complex="Calibri1" style:font-size-complex="10pt"/>
    </style:style>
    <style:style style:name="P7" style:family="paragraph" style:parent-style-name="List_20_Paragraph">
      <style:paragraph-properties fo:margin-left="0in" fo:margin-right="0in" fo:line-height="100%" fo:orphans="0" fo:widows="0" fo:text-indent="0in" style:auto-text-indent="false"/>
      <style:text-properties fo:color="#663333"/>
    </style:style>
    <style:style style:name="P8" style:family="paragraph" style:parent-style-name="Standard" style:master-page-name="">
      <style:paragraph-properties fo:margin-left="0.4583in" fo:margin-right="0.552in" fo:line-height="100%" fo:orphans="0" fo:widows="0" fo:text-indent="0in" style:auto-text-indent="false" style:page-number="auto" style:writing-mode="lr-tb"/>
      <style:text-properties fo:color="#663333" style:font-name="Calibri" fo:font-size="10pt" style:font-size-asian="10pt" style:font-name-complex="Calibri1" style:font-size-complex="10pt"/>
    </style:style>
    <style:style style:name="P9" style:family="paragraph" style:parent-style-name="List_20_Paragraph" style:master-page-name="">
      <style:paragraph-properties fo:margin-left="0.5in" fo:margin-right="0.4898in" fo:line-height="100%" fo:orphans="0" fo:widows="0" fo:text-indent="0in" style:auto-text-indent="false" style:page-number="auto" style:writing-mode="lr-tb"/>
      <style:text-properties fo:color="#663333" style:font-name="Calibri" fo:font-size="10pt" style:font-size-asian="10pt" style:font-name-complex="Calibri1" style:font-size-complex="10pt"/>
    </style:style>
    <style:style style:name="P10" style:family="paragraph" style:parent-style-name="Standard" style:master-page-name="Standard">
      <style:paragraph-properties fo:margin-left="0in" fo:margin-right="-0.1252in" fo:text-align="center" style:justify-single-word="false" fo:orphans="0" fo:widows="0" fo:text-indent="0in" style:auto-text-indent="false" style:page-number="auto"/>
      <style:text-properties fo:color="#663333" style:font-name="Calibri" fo:font-size="18pt" fo:font-weight="bold" style:font-size-asian="18pt" style:font-weight-asian="bold" style:font-name-complex="Calibri1" style:font-size-complex="18pt" style:font-weight-complex="bold"/>
    </style:style>
    <style:style style:name="P11" style:family="paragraph" style:parent-style-name="Standard">
      <style:paragraph-properties fo:line-height="100%" fo:orphans="0" fo:widows="0"/>
      <style:text-properties fo:color="#663333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663333" style:font-name="Calibri" fo:font-size="10pt" fo:font-weight="bold" style:font-size-asian="10pt" style:font-weight-asian="bold" style:font-name-complex="Calibri1" style:font-size-complex="10pt" style:font-weight-complex="bold"/>
    </style:style>
    <style:style style:name="P13" style:family="paragraph" style:parent-style-name="Standard" style:list-style-name="L1">
      <style:paragraph-properties fo:line-height="100%" fo:orphans="0" fo:widows="0" style:writing-mode="lr-tb"/>
    </style:style>
    <style:style style:name="P14" style:family="paragraph" style:parent-style-name="List_20_Paragraph" style:list-style-name="WWNum5">
      <style:paragraph-properties fo:line-height="100%" fo:orphans="0" fo:widows="0"/>
    </style:style>
    <style:style style:name="P15" style:family="paragraph" style:parent-style-name="List_20_Paragraph" style:list-style-name="L3">
      <style:paragraph-properties fo:line-height="100%" fo:orphans="0" fo:widows="0"/>
    </style:style>
    <style:style style:name="P16" style:family="paragraph" style:parent-style-name="List_20_Paragraph" style:list-style-name="WWNum5">
      <style:paragraph-properties fo:margin-left="0in" fo:margin-right="0in" fo:line-height="100%" fo:orphans="0" fo:widows="0" fo:text-indent="0in" style:auto-text-indent="false"/>
    </style:style>
    <style:style style:name="P17" style:family="paragraph" style:parent-style-name="List_20_Paragraph">
      <style:paragraph-properties fo:margin-left="0.5in" fo:margin-right="0in" fo:line-height="100%" fo:orphans="0" fo:widows="0" fo:text-indent="0in" style:auto-text-indent="false" style:writing-mode="lr-tb"/>
      <style:text-properties fo:color="#663333"/>
    </style:style>
    <style:style style:name="P18" style:family="paragraph" style:parent-style-name="List_20_Paragraph" style:master-page-name="">
      <style:paragraph-properties fo:margin-left="0.5in" fo:margin-right="0in" fo:line-height="100%" fo:orphans="0" fo:widows="0" fo:text-indent="0in" style:auto-text-indent="false" style:page-number="auto" style:writing-mode="lr-tb"/>
      <style:text-properties fo:color="#663333"/>
    </style:style>
    <style:style style:name="P19" style:family="paragraph">
      <style:paragraph-properties fo:text-align="center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T4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5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6" style:family="text">
      <style:text-properties style:font-name="Calibri" fo:font-size="10pt" style:text-underline-style="none" fo:font-weight="bold" style:font-size-asian="10pt" style:font-weight-asian="bold" style:font-name-complex="Calibri1" style:font-size-complex="10pt"/>
    </style:style>
    <style:style style:name="T7" style:family="text">
      <style:text-properties style:font-name="Calibri" fo:font-size="10pt" style:text-underline-style="none" fo:font-weight="bold" style:font-size-asian="10pt" style:font-weight-asian="bold" style:font-name-complex="Calibri1" style:font-size-complex="10pt" style:font-weight-complex="bold"/>
    </style:style>
    <style:style style:name="T8" style:family="text">
      <style:text-properties fo:color="#663333"/>
    </style:style>
    <style:style style:name="T9" style:family="text">
      <style:text-properties fo:color="#663333" style:font-name="Calibri" fo:font-size="10pt" style:font-size-asian="10pt" style:font-name-complex="Calibri1" style:font-size-complex="10pt"/>
    </style:style>
    <style:style style:name="T10" style:family="text">
      <style:text-properties fo:color="#663333"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11" style:family="text">
      <style:text-properties fo:color="#663333" style:font-name="Calibri" fo:font-size="10pt" fo:font-weight="bold" style:font-size-asian="10pt" style:font-weight-asian="bold" style:font-name-complex="Calibri1" style:font-size-complex="10pt"/>
    </style:style>
    <style:style style:name="T12" style:family="text">
      <style:text-properties fo:color="#663333"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3" style:family="text">
      <style:text-properties fo:color="#663333" style:font-name="Calibri" fo:font-size="10pt" style:text-underline-style="none" fo:font-weight="bold" style:font-size-asian="10pt" style:font-weight-asian="bold" style:font-name-complex="Calibri1" style:font-size-complex="10pt"/>
    </style:style>
    <style:style style:name="T14" style:family="text">
      <style:text-properties fo:color="#663333"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0102in" fo:text-indent="-0.25in" fo:margin-left="1.01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02in" fo:text-indent="-0.25in" fo:margin-left="1.26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102in" fo:text-indent="-0.25in" fo:margin-left="1.51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602in" fo:text-indent="-0.25in" fo:margin-left="1.76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102in" fo:text-indent="-0.25in" fo:margin-left="2.01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602in" fo:text-indent="-0.25in" fo:margin-left="2.26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102in" fo:text-indent="-0.25in" fo:margin-left="2.51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602in" fo:text-indent="-0.25in" fo:margin-left="2.76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102in" fo:text-indent="-0.25in" fo:margin-left="3.01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602in" fo:text-indent="-0.25in" fo:margin-left="3.26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rik Hoffman</text:p>
      <text:p text:style-name="P1"><draw:line text:anchor-type="paragraph" draw:z-index="0" draw:style-name="gr1" draw:text-style-name="P19" svg:x1="0.3346in" svg:y1="-0.1138in" svg:x2="8.189in" svg:y2="-0.1122in"><text:p/></draw:line><text:span text:style-name="T6"><text:tab/></text:span><text:span text:style-name="T10">Residence</text:span><text:span text:style-name="T11">: <text:s text:c="24"/><text:tab/><text:tab/><text:tab/><text:tab/><text:tab/><text:tab/><text:tab/> <text:s text:c="12"/><text:line-break/><text:tab/><text:tab/></text:span><text:span text:style-name="T9">12 Knevitt Pl.<text:line-break/><text:tab/><text:tab/>Guelph, Ontario, N1G2S7<text:line-break/><text:tab/><text:tab/>Home: 1-289-383-4992<text:line-break/><text:tab/><text:tab/>Email: erik_hoffman@outlook.com</text:span></text:p>
      <text:p text:style-name="P3"><text:span text:style-name="T7"><text:tab/></text:span><text:span text:style-name="T3">Work Objective:</text:span></text:p>
      <text:p text:style-name="P8"><text:s text:c="4"/><text:tab/>My work objective is to find a position that allows me to use my strong background in computer science and software engineering skills to work on innovative technologies and advancements. In combination with these credentials I would apply my well developed team working abilities gleaned from both my work experience and software development lifecycles. I believe that both of these areas go hand-in-hand in creating successful projects. <text:s/></text:p>
      <text:p text:style-name="P3"><text:span text:style-name="T7"><text:tab/></text:span><text:span text:style-name="T3">Education:</text:span></text:p>
      <text:p text:style-name="P3"><text:span text:style-name="T5"><text:tab/>University of Guelph: <text:s/></text:span><text:span text:style-name="T1"><text:s text:c="143"/><text:tab/><text:tab/><text:line-break/><text:tab/><text:tab/>Major: Bachelor of Honours Computer Science <text:line-break/><text:tab/><text:tab/>Minor: Mathematics <text:s text:c="56"/><text:line-break/><text:tab/><text:tab/>September 2012 - Present</text:span></text:p>
      <text:p text:style-name="P3"><text:span text:style-name="T5"><text:tab/>Bradford District High School: <text:s/></text:span><text:span text:style-name="T1">Graduated Fall 2011 <text:s text:c="104"/><text:tab/><text:tab/> <text:s text:c="26"/><text:tab/><text:tab/>Graduated as an Ontario Scholar</text:span></text:p>
      <text:p text:style-name="P3"><text:span text:style-name="T7"><text:tab/></text:span><text:span text:style-name="T3">Work Experience:</text:span></text:p>
      <text:p text:style-name="P3"><text:span text:style-name="T5"><text:tab/>Dish Washer/Line Chef: <text:s text:c="4"/>August 2011-August 2012<text:tab/><text:tab/> <text:s text:c="34"/><text:tab/> <text:s text:c="16"/></text:span><text:span text:style-name="T1"><text:s text:c="71"/><text:tab/><text:tab/>The Maid's Cottage, Newmarket, Ontario <text:s text:c="84"/><text:tab/><text:tab/><text:tab/><text:line-break/><text:tab/><text:tab/>Phone: 1-905-954-0202</text:span></text:p>
      <text:p text:style-name="P7"><text:span text:style-name="T4"><text:tab/>Power Washing: <text:s text:c="6"/>June 2013-Present<text:line-break/><text:tab/><text:tab/></text:span><text:span text:style-name="T1">Waterworks Powerwashing Solutions, Guelph, Ontario<text:line-break/><text:tab/><text:tab/>June 2013-Present<text:line-break/><text:tab/><text:tab/>Phone: 1-519-803-8144</text:span></text:p>
      <text:list xml:id="list6090242554923731008" text:style-name="L3">
        <text:list-item>
          <text:p text:style-name="P15"><text:span text:style-name="T9">Train new employees to meld them into a safe, efficient and enjoyable workplace environment</text:span></text:p>
        </text:list-item>
      </text:list>
      <text:list xml:id="list2648391988688292396" text:style-name="WWNum5">
        <text:list-item>
          <text:p text:style-name="P14"><draw:line text:anchor-type="paragraph" draw:z-index="2" draw:style-name="gr1" draw:text-style-name="P19" svg:x1="0.3508in" svg:y1="0.3736in" svg:x2="8.1406in" svg:y2="0.3909in"><text:p/></draw:line><text:span text:style-name="T9">Maintain safety measures around dangerous equipment (power washer, gas and chemicals)</text:span><text:span text:style-name="T1"><text:line-break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<text:span text:style-name="T13"><text:s text:c="16"/></text:span><text:span text:style-name="T10">University of Guelph<text:line-break/></text:span><text:span text:style-name="T13"><text:tab/></text:span><text:span text:style-name="T9">Software Development Projects: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1">Truform Workout App </text:span><text:span text:style-name="T14">please see</text:span><text:span text:style-name="T8">: </text:span><text:a xlink:type="simple" xlink:href="https://bitbucket.org/benbaird/truform" text:style-name="Internet_20_link" text:visited-style-name="Visited_20_Internet_20_Link"><text:span text:style-name="T9">https://bitbucket.org/benbaird/truform</text:span></text:a></text:p>
      <text:p text:style-name="P9"><text:s text:c="4"/>Myself and three of my peers wished to go out of the scope of the project set by our professor and work with gesture recognition technology via a smartphone app. My work in Truform revolved around the algorithm development, data handling and parts of the UI. The code I developed was responsible for analyzing the data measured by gyroscope and accelerometer in order to display to a user if their workout form was correct, average or poor. Our group set ourselves a respectable goal and achieved everything we wanted to accomplish.</text:p>
      <text:p text:style-name="P4"><text:span text:style-name="T2">Notable CIS Courses Completed<text:line-break/></text:span><text:span text:style-name="T1">Data Structures<text:line-break/>Networking (including web development)<text:line-break/>Operating Systems<text:line-break/>Discrete Mathematics<text:line-break/>Combinatorics<text:line-break/>Algorithms<text:line-break/>Security <text:line-break/>Microprocessors<text:line-break/>Theory of Computation<text:line-break/>Databases (SQL, Tables/Structures, Good design fundamentals) <text:line-break/>Artificial Intelligence<text:line-break/>File Storage Structures and Data Retrieval</text:span></text:p>
      <text:p text:style-name="P18"><text:soft-page-break/><text:span text:style-name="T2"/></text:p>
      <text:p text:style-name="P17"><text:span text:style-name="T2">Programming Languages Known<text:line-break/></text:span><text:span text:style-name="T1">C/C++<text:line-break/>Java<text:line-break/>Python<text:line-break/>Ruby<text:line-break/>HTML/Javascript/CSS<text:line-break/>Assembly<text:line-break/>MySql</text:span></text:p>
      <text:p text:style-name="P17"><text:span text:style-name="T1"/></text:p>
      <text:p text:style-name="P3"><text:span text:style-name="T7"><text:tab/></text:span><text:span text:style-name="T3">Volunteer Work:</text:span></text:p>
      <text:p text:style-name="P6">Reading Buddies Program: September 2008 - June 2009 <text:s text:c="80"/>Bradford Public Library <text:s text:c="2"/></text:p>
      <text:list xml:id="list4967202400026159263" text:style-name="L1">
        <text:list-item>
          <text:p text:style-name="P13"><text:span text:style-name="T9">Assisted a child in improving their reading abilities for an entire school year</text:span></text:p>
        </text:list-item>
      </text:list>
      <text:p text:style-name="P12"/>
      <text:p text:style-name="P2"><draw:line text:anchor-type="paragraph" draw:z-index="1" draw:style-name="gr1" draw:text-style-name="P19" svg:x1="0.1783in" svg:y1="0.4134in" svg:x2="7.9701in" svg:y2="0.4177in"><text:p/></draw:line><text:span text:style-name="T12">References Available Upon Request</text:span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shadow="none" fo:background-color="#cccc99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k</meta:initial-creator>
    <dc:creator>Erik Hoffman</dc:creator>
    <meta:editing-cycles>15</meta:editing-cycles>
    <meta:creation-date>2015-10-28T20:36:00</meta:creation-date>
    <dc:date>2016-07-04T03:53:51.49</dc:date>
    <meta:editing-duration>PT15M</meta:editing-duration>
    <meta:generator>OpenOffice/4.1.2$Win32 OpenOffice.org_project/412m3$Build-9782</meta:generator>
    <meta:document-statistic meta:table-count="0" meta:image-count="0" meta:object-count="0" meta:page-count="2" meta:paragraph-count="21" meta:word-count="345" meta:character-count="32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